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end" style:justify-single-word="false"/>
      <style:text-properties officeooo:paragraph-rsid="0041af7c"/>
    </style:style>
    <style:style style:name="P2" style:family="paragraph" style:parent-style-name="Standard">
      <style:text-properties fo:font-style="italic" fo:font-weight="bold" style:font-style-asian="italic" style:font-weight-asian="bold" style:font-weight-complex="bold"/>
    </style:style>
    <style:style style:name="P3"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style>
    <style:style style:name="P4"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style:tab-stops>
          <style:tab-stop style:position="4.698in"/>
        </style:tab-stops>
      </style:paragraph-properties>
    </style:style>
    <style:style style:name="P7" style:family="paragraph" style:parent-style-name="Standard" style:list-style-name="WW8Num1"/>
    <style:style style:name="P8" style:family="paragraph" style:parent-style-name="Standard" style:list-style-name="WW8Num1">
      <style:text-properties officeooo:paragraph-rsid="001a9ee3"/>
    </style:style>
    <style:style style:name="P9" style:family="paragraph" style:parent-style-name="Standard" style:list-style-name="WW8Num1">
      <style:text-properties fo:font-size="13pt" fo:font-style="italic" fo:font-weight="bold" style:font-size-asian="13pt" style:font-style-asian="italic" style:font-weight-asian="bold" style:font-weight-complex="bold"/>
    </style:style>
    <style:style style:name="P10"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style>
    <style:style style:name="P11"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font-weight-complex="bold"/>
    </style:style>
    <style:style style:name="P12" style:family="paragraph" style:parent-style-name="Standard">
      <style:paragraph-properties fo:text-align="justify" style:justify-single-word="false"/>
      <style:text-properties style:font-style-complex="italic"/>
    </style:style>
    <style:style style:name="P13" style:family="paragraph" style:parent-style-name="Standard">
      <style:text-properties officeooo:rsid="002d0a08" officeooo:paragraph-rsid="002d0a08"/>
    </style:style>
    <style:style style:name="P14" style:family="paragraph" style:parent-style-name="Standard" style:list-style-name="L1">
      <style:text-properties officeooo:rsid="002d0a08" officeooo:paragraph-rsid="002e026b"/>
    </style:style>
    <style:style style:name="P15" style:family="paragraph" style:parent-style-name="Standard" style:list-style-name="L1">
      <style:text-properties officeooo:rsid="002e026b" officeooo:paragraph-rsid="002e026b"/>
    </style:style>
    <style:style style:name="P16" style:family="paragraph" style:parent-style-name="Standard" style:list-style-name="L1">
      <style:text-properties officeooo:paragraph-rsid="004ff8b8"/>
    </style:style>
    <style:style style:name="P17" style:family="paragraph" style:parent-style-name="Standard" style:list-style-name="L1">
      <style:text-properties officeooo:rsid="002fdec1" officeooo:paragraph-rsid="002fdec1"/>
    </style:style>
    <style:style style:name="P18" style:family="paragraph" style:parent-style-name="Standard" style:list-style-name="L1">
      <style:text-properties officeooo:rsid="00313a9c" officeooo:paragraph-rsid="00313a9c"/>
    </style:style>
    <style:style style:name="P19" style:family="paragraph" style:parent-style-name="Standard" style:list-style-name="L1">
      <style:text-properties officeooo:rsid="00314d63" officeooo:paragraph-rsid="00314d63"/>
    </style:style>
    <style:style style:name="P20" style:family="paragraph" style:parent-style-name="Standard" style:list-style-name="L1">
      <style:text-properties officeooo:rsid="00314d63" officeooo:paragraph-rsid="004ff8b8"/>
    </style:style>
    <style:style style:name="P21" style:family="paragraph" style:parent-style-name="Standard" style:list-style-name="L1">
      <style:text-properties officeooo:rsid="0033294e" officeooo:paragraph-rsid="0033294e"/>
    </style:style>
    <style:style style:name="P22" style:family="paragraph" style:parent-style-name="Standard" style:list-style-name="L1">
      <style:text-properties officeooo:rsid="003b6ee1" officeooo:paragraph-rsid="003b6ee1"/>
    </style:style>
    <style:style style:name="P23" style:family="paragraph" style:parent-style-name="Standard">
      <style:paragraph-properties fo:margin-left="0.5in" fo:margin-right="0in" fo:text-indent="0in" style:auto-text-indent="false"/>
    </style:style>
    <style:style style:name="P24" style:family="paragraph" style:parent-style-name="Standard">
      <style:paragraph-properties fo:margin-left="0.5in" fo:margin-right="0in" fo:text-align="justify" style:justify-single-word="false" fo:text-indent="0in" style:auto-text-indent="false"/>
    </style:style>
    <style:style style:name="P25" style:family="paragraph" style:parent-style-name="Standard">
      <style:paragraph-properties fo:margin-left="0.5in" fo:margin-right="0in" fo:text-align="justify" style:justify-single-word="false" fo:text-indent="0in" style:auto-text-indent="false"/>
      <style:text-properties style:font-style-complex="italic"/>
    </style:style>
    <style:style style:name="P26" style:family="paragraph" style:parent-style-name="Standard">
      <style:paragraph-properties fo:margin-left="0in" fo:margin-right="0in" fo:text-indent="0.5in" style:auto-text-indent="false"/>
    </style:style>
    <style:style style:name="P27" style:family="paragraph" style:parent-style-name="Standard">
      <style:paragraph-properties fo:margin-left="0in" fo:margin-right="0in" fo:text-indent="0.5in" style:auto-text-indent="false"/>
      <style:text-properties fo:font-style="italic" style:text-underline-style="solid" style:text-underline-width="auto" style:text-underline-color="font-color" fo:font-weight="bold" style:font-style-asian="italic" style:font-weight-asian="bold" style:font-weight-complex="bold"/>
    </style:style>
    <style:style style:name="P28" style:family="paragraph" style:parent-style-name="Standard">
      <style:paragraph-properties fo:margin-left="0.5in" fo:margin-right="0in" fo:text-indent="0.5in" style:auto-text-indent="false"/>
    </style:style>
    <style:style style:name="P29" style:family="paragraph" style:parent-style-name="Standard">
      <style:paragraph-properties fo:break-before="page"/>
    </style:style>
    <style:style style:name="P30" style:family="paragraph" style:parent-style-name="Standard">
      <style:paragraph-properties fo:break-before="page"/>
      <style:text-properties fo:font-size="14pt" fo:font-style="italic" style:text-underline-style="solid" style:text-underline-width="auto" style:text-underline-color="font-color" fo:font-weight="bold" style:font-size-asian="14pt" style:font-style-asian="italic" style:font-weight-asian="bold"/>
    </style:style>
    <style:style style:name="P31" style:family="paragraph" style:parent-style-name="Standard">
      <style:paragraph-properties fo:margin-left="0.25in" fo:margin-right="0in" fo:text-indent="0in" style:auto-text-indent="false"/>
    </style:style>
    <style:style style:name="P32" style:family="paragraph" style:parent-style-name="Standard">
      <style:paragraph-properties fo:margin-left="0.25in" fo:margin-right="0in" fo:text-indent="0in" style:auto-text-indent="false"/>
      <style:text-properties style:font-style-complex="italic"/>
    </style:style>
    <style:style style:name="P33" style:family="paragraph" style:parent-style-name="Standard">
      <style:paragraph-properties fo:margin-left="0.25in" fo:margin-right="0in" fo:text-align="justify" style:justify-single-word="false" fo:text-indent="0in" style:auto-text-indent="false"/>
      <style:text-properties style:font-style-complex="italic"/>
    </style:style>
    <style:style style:name="P34" style:family="paragraph" style:parent-style-name="Standard">
      <style:paragraph-properties fo:margin-left="0.25in" fo:margin-right="0in" fo:text-indent="0in" style:auto-text-indent="false"/>
      <style:text-properties fo:font-style="italic" fo:font-weight="bold" style:font-style-asian="italic" style:font-weight-asian="bold" style:font-weight-complex="bold"/>
    </style:style>
    <style:style style:name="P35" style:family="paragraph" style:parent-style-name="Standard">
      <style:paragraph-properties fo:margin-left="0.25in" fo:margin-right="0in" fo:text-align="justify" style:justify-single-word="false" fo:text-indent="0in" style:auto-text-indent="false"/>
      <style:text-properties fo:font-style="italic" fo:font-weight="bold" style:font-style-asian="italic" style:font-weight-asian="bold" style:font-weight-complex="bold"/>
    </style:style>
    <style:style style:name="P36" style:family="paragraph" style:parent-style-name="Standard">
      <style:paragraph-properties fo:margin-left="0.25in" fo:margin-right="0in" fo:text-indent="0in" style:auto-text-indent="false"/>
      <style:text-properties officeooo:paragraph-rsid="001a9ee3"/>
    </style:style>
    <style:style style:name="P37" style:family="paragraph" style:parent-style-name="Standard">
      <style:paragraph-properties fo:margin-left="0.25in" fo:margin-right="0in" fo:text-indent="0in" style:auto-text-indent="false"/>
      <style:text-properties fo:font-size="14pt" fo:font-style="italic" style:text-underline-style="solid" style:text-underline-width="auto" style:text-underline-color="font-color" fo:font-weight="bold" style:font-size-asian="14pt" style:font-style-asian="italic" style:font-weight-asian="bold"/>
    </style:style>
    <style:style style:name="P38" style:family="paragraph" style:parent-style-name="Standard">
      <style:paragraph-properties fo:margin-left="0.25in" fo:margin-right="0in" fo:text-indent="0in" style:auto-text-indent="false" fo:break-before="page"/>
      <style:text-properties fo:font-style="italic" fo:font-weight="bold" style:font-style-asian="italic" style:font-weight-asian="bold" style:font-weight-complex="bold"/>
    </style:style>
    <style:style style:name="P39" style:family="paragraph" style:parent-style-name="Standard">
      <style:paragraph-properties fo:margin-left="1.5in" fo:margin-right="0in" fo:text-indent="-1in" style:auto-text-indent="false"/>
    </style:style>
    <style:style style:name="P40" style:family="paragraph" style:parent-style-name="Standard">
      <style:paragraph-properties fo:margin-left="1.5in" fo:margin-right="0in" fo:text-indent="-1in" style:auto-text-indent="false"/>
      <style:text-properties style:font-style-complex="italic"/>
    </style:style>
    <style:style style:name="P41" style:family="paragraph" style:parent-style-name="Standard">
      <style:paragraph-properties fo:margin-left="1.5in" fo:margin-right="0in" fo:text-indent="-1in" style:auto-text-indent="false"/>
      <style:text-properties officeooo:paragraph-rsid="001a9ee3" style:font-style-complex="italic"/>
    </style:style>
    <style:style style:name="P42" style:family="paragraph" style:parent-style-name="Standard">
      <style:paragraph-properties fo:margin-left="0.4898in" fo:margin-right="0in" fo:text-indent="0in" style:auto-text-indent="false"/>
    </style:style>
    <style:style style:name="P43" style:family="paragraph" style:parent-style-name="Standard">
      <style:paragraph-properties fo:margin-left="0.4898in" fo:margin-right="0in" fo:text-align="justify" style:justify-single-word="false" fo:text-indent="0in" style:auto-text-indent="false"/>
    </style:style>
    <style:style style:name="P44" style:family="paragraph" style:parent-style-name="Standard">
      <style:paragraph-properties fo:margin-left="1.5in" fo:margin-right="0in" fo:text-indent="-1.0102in" style:auto-text-indent="false"/>
    </style:style>
    <style:style style:name="P45" style:family="paragraph" style:parent-style-name="Standard">
      <style:paragraph-properties fo:margin-left="1.5in" fo:margin-right="0in" fo:text-indent="-1.0102in" style:auto-text-indent="false"/>
      <style:text-properties officeooo:rsid="0046a880" officeooo:paragraph-rsid="0046a880"/>
    </style:style>
    <style:style style:name="P46" style:family="paragraph" style:parent-style-name="Standard">
      <style:paragraph-properties fo:margin-left="1.5in" fo:margin-right="0in" fo:text-indent="-1.0102in" style:auto-text-indent="false"/>
      <style:text-properties officeooo:rsid="0046a880" officeooo:paragraph-rsid="00480e52"/>
    </style:style>
    <style:style style:name="P47" style:family="paragraph" style:parent-style-name="Standard">
      <style:paragraph-properties fo:margin-left="1.5in" fo:margin-right="0in" fo:text-indent="-1.0102in" style:auto-text-indent="false"/>
      <style:text-properties officeooo:rsid="0046a880" officeooo:paragraph-rsid="00493293"/>
    </style:style>
    <style:style style:name="P48" style:family="paragraph" style:parent-style-name="Standard">
      <style:paragraph-properties fo:margin-left="1.5in" fo:margin-right="0in" fo:text-indent="-1.0102in" style:auto-text-indent="false"/>
      <style:text-properties officeooo:rsid="0046a880" officeooo:paragraph-rsid="00493d7b"/>
    </style:style>
    <style:style style:name="P49" style:family="paragraph" style:parent-style-name="Standard">
      <style:paragraph-properties fo:margin-left="1.5in" fo:margin-right="0in" fo:text-indent="-1.0102in" style:auto-text-indent="false"/>
      <style:text-properties style:text-underline-style="solid" style:text-underline-width="auto" style:text-underline-color="font-color" fo:font-weight="bold" officeooo:rsid="0046a880" officeooo:paragraph-rsid="0046a880" style:font-weight-asian="bold" style:font-weight-complex="bold"/>
    </style:style>
    <style:style style:name="P50" style:family="paragraph" style:parent-style-name="Standard" style:list-style-name="WW8Num5">
      <style:paragraph-properties fo:margin-left="0.25in" fo:margin-right="0in" fo:text-indent="-0.25in" style:auto-text-indent="false">
        <style:tab-stops>
          <style:tab-stop style:position="0.25in"/>
        </style:tab-stops>
      </style:paragraph-properties>
    </style:style>
    <style:style style:name="P51"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style:font-size-asian="13pt" style:font-style-asian="italic" style:font-weight-asian="bold" style:font-weight-complex="bold"/>
    </style:style>
    <style:style style:name="P52" style:family="paragraph" style:parent-style-name="Standard" style:list-style-name="WW8Num5" style:master-page-name="">
      <style:paragraph-properties fo:margin-left="0.25in" fo:margin-right="0in" fo:orphans="2" fo:widows="2" fo:hyphenation-ladder-count="no-limit" fo:text-indent="-0.25in" style:auto-text-indent="false" style:page-number="auto" style:writing-mode="lr-tb">
        <style:tab-stops>
          <style:tab-stop style:position="0.25in"/>
        </style:tab-stops>
      </style:paragraph-properties>
      <style:text-properties fo:font-size="13pt" officeooo:rsid="0028f872" officeooo:paragraph-rsid="0028f872" style:font-size-asian="13pt" style:font-size-complex="13pt" fo:hyphenate="false" fo:hyphenation-remain-char-count="2" fo:hyphenation-push-char-count="2"/>
    </style:style>
    <style:style style:name="P53" style:family="paragraph" style:parent-style-name="Standard">
      <style:paragraph-properties fo:margin-left="0.5102in" fo:margin-right="0in" fo:text-indent="0in" style:auto-text-indent="false"/>
    </style:style>
    <style:style style:name="P54" style:family="paragraph" style:parent-style-name="Standard">
      <style:paragraph-properties fo:margin-left="0.5102in" fo:margin-right="0in" fo:text-align="justify" style:justify-single-word="false" fo:text-indent="0in" style:auto-text-indent="false"/>
    </style:style>
    <style:style style:name="P55" style:family="paragraph" style:parent-style-name="Standard">
      <style:paragraph-properties fo:margin-left="0.5102in" fo:margin-right="0in" fo:text-align="justify" style:justify-single-word="false" fo:text-indent="0in" style:auto-text-indent="false"/>
      <style:text-properties style:font-style-complex="italic"/>
    </style:style>
    <style:style style:name="P56" style:family="paragraph" style:parent-style-name="Standard">
      <style:paragraph-properties fo:margin-left="0.5102in" fo:margin-right="0in" fo:text-align="justify" style:justify-single-word="false" fo:text-indent="0in" style:auto-text-indent="false"/>
      <style:text-properties fo:font-style="italic" fo:font-weight="bold" style:font-style-asian="italic" style:font-weight-asian="bold" style:font-style-complex="italic"/>
    </style:style>
    <style:style style:name="P57" style:family="paragraph" style:parent-style-name="Standard">
      <style:paragraph-properties fo:margin-left="0.5102in" fo:margin-right="0in" fo:text-align="justify" style:justify-single-word="false" fo:text-indent="0in" style:auto-text-indent="false"/>
      <style:text-properties fo:font-style="italic" style:font-style-asian="italic" style:font-style-complex="italic"/>
    </style:style>
    <style:style style:name="P58" style:family="paragraph" style:parent-style-name="Standard">
      <style:paragraph-properties fo:margin-left="0.5102in" fo:margin-right="0in" fo:text-align="justify" style:justify-single-word="false" fo:text-indent="0in" style:auto-text-indent="false"/>
      <style:text-properties fo:font-size="13pt" style:font-size-asian="13pt" style:font-style-complex="italic"/>
    </style:style>
    <style:style style:name="P59" style:family="paragraph" style:parent-style-name="Standard">
      <style:paragraph-properties fo:margin-left="0.5102in" fo:margin-right="0in" fo:text-align="justify" style:justify-single-word="false" fo:text-indent="0in" style:auto-text-indent="false"/>
      <style:text-properties fo:font-size="13pt" style:text-underline-style="solid" style:text-underline-width="auto" style:text-underline-color="font-color" fo:font-weight="bold" style:font-size-asian="13pt" style:font-weight-asian="bold" style:font-style-complex="italic"/>
    </style:style>
    <style:style style:name="P60" style:family="paragraph" style:parent-style-name="Standard">
      <style:paragraph-properties fo:margin-left="0.5102in" fo:margin-right="0in" fo:text-align="justify" style:justify-single-word="false" fo:text-indent="0in" style:auto-text-indent="false" fo:break-before="page"/>
      <style:text-properties style:font-style-complex="italic"/>
    </style:style>
    <style:style style:name="P61" style:family="paragraph" style:parent-style-name="Standard">
      <style:paragraph-properties fo:margin-left="0.5626in" fo:margin-right="0in" fo:text-align="justify" style:justify-single-word="false" fo:text-indent="0.9272in" style:auto-text-indent="false"/>
    </style:style>
    <style:style style:name="P62" style:family="paragraph" style:parent-style-name="Standard">
      <style:paragraph-properties fo:margin-left="0.5in" fo:margin-right="0in" fo:text-align="justify" style:justify-single-word="false" fo:text-indent="-0.5in" style:auto-text-indent="false"/>
    </style:style>
    <style:style style:name="P63" style:family="paragraph" style:parent-style-name="Standard">
      <style:paragraph-properties fo:margin-left="0.2398in" fo:margin-right="0in" fo:text-indent="0in" style:auto-text-indent="false"/>
    </style:style>
    <style:style style:name="P64" style:family="paragraph" style:parent-style-name="Standard">
      <style:paragraph-properties fo:margin-left="0.4791in" fo:margin-right="0in" fo:text-indent="0in" style:auto-text-indent="false"/>
    </style:style>
    <style:style style:name="P65" style:family="paragraph" style:parent-style-name="Standard">
      <style:paragraph-properties fo:margin-left="0.4791in" fo:margin-right="0in" fo:text-align="justify" style:justify-single-word="false" fo:text-indent="0in" style:auto-text-indent="false"/>
      <style:text-properties officeooo:paragraph-rsid="001b6b21"/>
    </style:style>
    <style:style style:name="P66" style:family="paragraph" style:parent-style-name="Standard">
      <style:paragraph-properties fo:margin-left="0in" fo:margin-right="0in" fo:text-indent="0in" style:auto-text-indent="false"/>
      <style:text-properties officeooo:paragraph-rsid="001a9ee3" style:font-style-complex="italic"/>
    </style:style>
    <style:style style:name="P67" style:family="paragraph" style:parent-style-name="Standard">
      <style:paragraph-properties fo:margin-left="0in" fo:margin-right="0in" fo:text-indent="0in" style:auto-text-indent="false"/>
      <style:text-properties style:text-underline-style="solid" style:text-underline-width="auto" style:text-underline-color="font-color" fo:font-weight="bold" officeooo:rsid="0041af7c" officeooo:paragraph-rsid="0041af7c" style:font-weight-asian="bold" style:font-weight-complex="bold"/>
    </style:style>
    <style:style style:name="P68" style:family="paragraph" style:parent-style-name="Standard">
      <style:paragraph-properties fo:margin-left="0in" fo:margin-right="0in" fo:orphans="2" fo:widows="2" fo:hyphenation-ladder-count="no-limit" fo:text-indent="0in" style:auto-text-indent="false" style:writing-mode="lr-tb">
        <style:tab-stops>
          <style:tab-stop style:position="0.25in"/>
        </style:tab-stops>
      </style:paragraph-properties>
      <style:text-properties officeooo:paragraph-rsid="002b6901" fo:hyphenate="false" fo:hyphenation-remain-char-count="2" fo:hyphenation-push-char-count="2"/>
    </style:style>
    <style:style style:name="P69" style:family="paragraph" style:parent-style-name="Standard" style:master-page-name="">
      <style:paragraph-properties fo:margin-left="0.25in" fo:margin-right="0in" fo:orphans="2" fo:widows="2" fo:hyphenation-ladder-count="no-limit" fo:text-indent="0.25in" style:auto-text-indent="false" style:page-number="auto" style:writing-mode="lr-tb"/>
      <style:text-properties fo:hyphenate="false" fo:hyphenation-remain-char-count="2" fo:hyphenation-push-char-count="2"/>
    </style:style>
    <style:style style:name="P70" style:family="paragraph" style:parent-style-name="Standard">
      <style:paragraph-properties fo:margin-left="0.25in" fo:margin-right="0in" fo:orphans="2" fo:widows="2" fo:hyphenation-ladder-count="no-limit" fo:text-indent="0.25in" style:auto-text-indent="false" style:writing-mode="lr-tb"/>
      <style:text-properties fo:hyphenate="false" fo:hyphenation-remain-char-count="2" fo:hyphenation-push-char-count="2"/>
    </style:style>
    <style:style style:name="P71" style:family="paragraph" style:parent-style-name="Standard">
      <style:paragraph-properties fo:margin-left="0.25in" fo:margin-right="0in" fo:orphans="2" fo:widows="2" fo:hyphenation-ladder-count="no-limit" fo:text-indent="0.25in" style:auto-text-indent="false" style:writing-mode="lr-tb"/>
      <style:text-properties officeooo:paragraph-rsid="001d487a" fo:hyphenate="false" fo:hyphenation-remain-char-count="2" fo:hyphenation-push-char-count="2"/>
    </style:style>
    <style:style style:name="P72" style:family="paragraph" style:parent-style-name="Standard">
      <style:paragraph-properties fo:orphans="2" fo:widows="2" fo:hyphenation-ladder-count="no-limit" style:writing-mode="lr-tb">
        <style:tab-stops>
          <style:tab-stop style:position="0.25in"/>
        </style:tab-stops>
      </style:paragraph-properties>
      <style:text-properties officeooo:paragraph-rsid="00271d4e" fo:hyphenate="false" fo:hyphenation-remain-char-count="2" fo:hyphenation-push-char-count="2"/>
    </style:style>
    <style:style style:name="P73" style:family="paragraph" style:parent-style-name="Standard" style:list-style-name="WW8Num5">
      <style:paragraph-properties fo:margin-left="0in" fo:margin-right="0in" fo:orphans="2" fo:widows="2" fo:hyphenation-ladder-count="no-limit" fo:text-indent="0in" style:auto-text-indent="false" style:writing-mode="lr-tb"/>
      <style:text-properties officeooo:paragraph-rsid="00271d4e" fo:hyphenate="false" fo:hyphenation-remain-char-count="2" fo:hyphenation-push-char-count="2"/>
    </style:style>
    <style:style style:name="P74"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ext-properties officeooo:paragraph-rsid="00271d4e" fo:hyphenate="false" fo:hyphenation-remain-char-count="2" fo:hyphenation-push-char-count="2"/>
    </style:style>
    <style:style style:name="P75"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ab-stops>
          <style:tab-stop style:position="0.25in"/>
        </style:tab-stops>
      </style:paragraph-properties>
      <style:text-properties officeooo:paragraph-rsid="00271d4e" fo:hyphenate="false" fo:hyphenation-remain-char-count="2" fo:hyphenation-push-char-count="2"/>
    </style:style>
    <style:style style:name="P76" style:family="paragraph" style:parent-style-name="Standard" style:master-page-name="">
      <style:paragraph-properties fo:margin-left="0.5in" fo:margin-right="0in" fo:orphans="2" fo:widows="2" fo:hyphenation-ladder-count="no-limit" fo:text-indent="0in" style:auto-text-indent="false" style:page-number="auto" style:writing-mode="lr-tb"/>
      <style:text-properties officeooo:paragraph-rsid="0046a880" fo:hyphenate="false" fo:hyphenation-remain-char-count="2" fo:hyphenation-push-char-count="2"/>
    </style:style>
    <style:style style:name="P77" style:family="paragraph" style:parent-style-name="Heading_20_1" style:master-page-name="Standard">
      <style:paragraph-properties style:page-number="auto"/>
    </style:style>
    <style:style style:name="T1" style:family="text">
      <style:text-properties fo:font-weight="bold" style:font-weight-asian="bold" style:font-style-complex="italic"/>
    </style:style>
    <style:style style:name="T2" style:family="text">
      <style:text-properties fo:font-weight="bold" officeooo:rsid="001ca071"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weight-complex="bold"/>
    </style:style>
    <style:style style:name="T6" style:family="text">
      <style:text-properties fo:font-style="italic" fo:font-weight="bold" officeooo:rsid="001ca071" style:font-style-asian="italic" style:font-weight-asian="bold" style:font-weight-complex="bold"/>
    </style:style>
    <style:style style:name="T7" style:family="text">
      <style:text-properties fo:font-style="italic" fo:font-weight="bold" officeooo:rsid="004d063b" style:font-style-asian="italic" style:font-weight-asian="bold" style:font-weight-complex="bold"/>
    </style:style>
    <style:style style:name="T8" style:family="text">
      <style:text-properties fo:font-style="italic" fo:font-weight="bold" style:font-style-asian="italic" style:font-weight-asian="bold"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solid" style:text-underline-width="auto" style:text-underline-color="font-color" fo:font-weight="bold" style:font-style-asian="italic" style:font-weight-asian="bold" style:font-weight-complex="bold"/>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style:font-style-asian="italic" style:font-weight-complex="bold"/>
    </style:style>
    <style:style style:name="T14" style:family="text">
      <style:text-properties style:font-weight-complex="bold"/>
    </style:style>
    <style:style style:name="T15" style:family="text">
      <style:text-properties style:text-underline-style="solid" style:text-underline-width="auto" style:text-underline-color="font-color"/>
    </style:style>
    <style:style style:name="T16" style:family="text">
      <style:text-properties fo:font-size="14pt" fo:font-style="italic" style:text-underline-style="solid" style:text-underline-width="auto" style:text-underline-color="font-color" fo:font-weight="bold" style:font-size-asian="14pt" style:font-style-asian="italic" style:font-weight-asian="bold"/>
    </style:style>
    <style:style style:name="T17" style:family="text">
      <style:text-properties fo:font-size="13pt" fo:font-style="italic" fo:font-weight="bold" style:font-size-asian="13pt" style:font-style-asian="italic" style:font-weight-asian="bold" style:font-weight-complex="bold"/>
    </style:style>
    <style:style style:name="T18" style:family="text">
      <style:text-properties fo:font-size="13pt" fo:font-style="italic" fo:font-weight="bold" officeooo:rsid="001ca071" style:font-size-asian="13pt" style:font-style-asian="italic" style:font-weight-asian="bold" style:font-weight-complex="bold"/>
    </style:style>
    <style:style style:name="T19" style:family="text">
      <style:text-properties style:font-style-complex="italic"/>
    </style:style>
    <style:style style:name="T20" style:family="text">
      <style:text-properties officeooo:rsid="001a9ee3" style:font-style-complex="italic"/>
    </style:style>
    <style:style style:name="T21" style:family="text">
      <style:text-properties officeooo:rsid="001b6b21" style:font-style-complex="italic"/>
    </style:style>
    <style:style style:name="T22" style:family="text">
      <style:text-properties officeooo:rsid="0024e9f6" style:font-style-complex="italic"/>
    </style:style>
    <style:style style:name="T23" style:family="text">
      <style:text-properties officeooo:rsid="0024ed10" style:font-style-complex="italic"/>
    </style:style>
    <style:style style:name="T24" style:family="text">
      <style:text-properties officeooo:rsid="00264a33" style:font-style-complex="italic"/>
    </style:style>
    <style:style style:name="T25" style:family="text">
      <style:text-properties officeooo:rsid="00189802"/>
    </style:style>
    <style:style style:name="T26" style:family="text">
      <style:text-properties officeooo:rsid="0018f128"/>
    </style:style>
    <style:style style:name="T27" style:family="text">
      <style:text-properties fo:font-weight="normal" officeooo:rsid="001ca071" style:font-weight-asian="normal" style:font-style-complex="italic" style:font-weight-complex="normal"/>
    </style:style>
    <style:style style:name="T28" style:family="text">
      <style:text-properties officeooo:rsid="002fdec1"/>
    </style:style>
    <style:style style:name="T29" style:family="text">
      <style:text-properties officeooo:rsid="0030e94e"/>
    </style:style>
    <style:style style:name="T30" style:family="text">
      <style:text-properties officeooo:rsid="00313a9c"/>
    </style:style>
    <style:style style:name="T31" style:family="text">
      <style:text-properties officeooo:rsid="0033e086"/>
    </style:style>
    <style:style style:name="T32" style:family="text">
      <style:text-properties officeooo:rsid="00350458"/>
    </style:style>
    <style:style style:name="T33" style:family="text">
      <style:text-properties officeooo:rsid="00381818"/>
    </style:style>
    <style:style style:name="T34" style:family="text">
      <style:text-properties officeooo:rsid="003a11d3"/>
    </style:style>
    <style:style style:name="T35" style:family="text">
      <style:text-properties officeooo:rsid="003c6343"/>
    </style:style>
    <style:style style:name="T36" style:family="text">
      <style:text-properties style:text-underline-style="none" fo:font-weight="normal" officeooo:rsid="0041af7c" style:font-weight-asian="normal" style:font-weight-complex="normal"/>
    </style:style>
    <style:style style:name="T37" style:family="text">
      <style:text-properties officeooo:rsid="00435d77"/>
    </style:style>
    <style:style style:name="T38" style:family="text">
      <style:text-properties officeooo:rsid="0046a880"/>
    </style:style>
    <style:style style:name="T39" style:family="text">
      <style:text-properties officeooo:rsid="00493293"/>
    </style:style>
    <style:style style:name="T40" style:family="text">
      <style:text-properties officeooo:rsid="00493d7b"/>
    </style:style>
    <style:style style:name="T41" style:family="text">
      <style:text-properties officeooo:rsid="004c2513"/>
    </style:style>
    <style:style style:name="T42" style:family="text">
      <style:text-properties officeooo:rsid="004fbe76"/>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0076629100231580" text:style-name="WW8Num2">
        <text:list-item>
          <text:h text:style-name="P77" text:outline-level="1"><text:span text:style-name="T15">Gurjeet Singh</text:span></text:h>
        </text:list-item>
      </text:list>
      <text:p text:style-name="P3">Summary:</text:p>
      <text:p text:style-name="P5">A Software Engineer and Database Administrator with over <text:span text:style-name="T25">14</text:span> years of hands-on experience. Fair exposure to C, C++, PostgreSQL, Oracle, MS-SQL Server, GNU/Linux, Solaris OS, and Windows. Have sound working knowledge of Finite State Automata, OS kernel internals and Compiler Internals. I have spent most of my career in developing RDBMS internals, including the work on Oracle’s Cost Based Query Optimizer and active contributions to the PostgreSQL open source community. <text:span text:style-name="T25">See the “Links” section below for details.</text:span></text:p>
      <text:p text:style-name="P5"/>
      <text:p text:style-name="P5">I have <text:span text:style-name="T25">8</text:span> years of experience as a PostgreSQL Database Administrator, Trainer and Consultant. I excel in the knowledge of PostgreSQL database, and have a working knowledge of Oracle.</text:p>
      <text:p text:style-name="Standard"/>
      <text:p text:style-name="P3">Qualifications:</text:p>
      <text:p text:style-name="P2">1. PG Diploma in Advanced Computing.</text:p>
      <text:p text:style-name="Standard">Duration:<text:tab/><text:tab/>Feb 2001-July 2001</text:p>
      <text:p text:style-name="Standard">Institution:<text:tab/><text:tab/>SIST, Thane, Maharashtra, India.</text:p>
      <text:p text:style-name="Standard">Affiliated to:<text:tab/><text:tab/>C-DAC, Pune, Maharashtra, INDIA.</text:p>
      <text:p text:style-name="Standard">Achieved:<text:tab/><text:tab/>71%</text:p>
      <text:p text:style-name="P6"><text:tab/></text:p>
      <text:p text:style-name="Standard"><text:span text:style-name="T5">2. Bachelor of Engineering (Mechanical).</text:span></text:p>
      <text:p text:style-name="Standard">Duration:<text:tab/><text:tab/>1996-2000</text:p>
      <text:p text:style-name="Standard">Institution:<text:tab/><text:tab/>GND Engineering College, Bidar, Karnataka, India.</text:p>
      <text:p text:style-name="Standard">Affiliated to:<text:tab/><text:tab/>Gulbarga University, Gulbarga, Karnataka, India.</text:p>
      <text:p text:style-name="Standard">Achieved:<text:tab/><text:tab/>71%, with distinction.</text:p>
      <text:p text:style-name="Standard"/>
      <text:p text:style-name="P4">Fields of Interest:</text:p>
      <text:p text:style-name="P23">Real Time Operating Systems, OS internals, Compilers, and RDBMS.</text:p>
      <text:p text:style-name="Standard"/>
      <text:p text:style-name="P3">Skill Set:</text:p>
      <text:p text:style-name="P27">Programming Languages:</text:p>
      <text:p text:style-name="P28">C, C++, Perl, Shell-scripting (<text:span text:style-name="T26">Windows </text:span>NT and Unix) and some assembly.</text:p>
      <text:p text:style-name="Standard"/>
      <text:p text:style-name="Standard"><text:tab/><text:span text:style-name="T10">Operating Systems:</text:span></text:p>
      <text:p text:style-name="P28">Windows 9x, Windows NT, Sun Solaris, GNU-Linux.</text:p>
      <text:p text:style-name="Standard"/>
      <text:p text:style-name="Standard"><text:tab/><text:span text:style-name="T10">Database Management Systems:</text:span></text:p>
      <text:p text:style-name="P28">SQL, Oracle's PL/SQL, Microsoft's TSQL, Oracle, MS-SQL server<text:tab/>, and an expert in Postgres RDBMS.</text:p>
      <text:p text:style-name="Standard"/>
      <text:p text:style-name="P26"><text:span text:style-name="T10">Web Technologies:</text:span></text:p>
      <text:p text:style-name="P28"><text:span text:style-name="T37">NodeJS, AngularJS, </text:span>XML, HTML, JavaScript, Web 2.0, PHP.</text:p>
      <text:p text:style-name="P28"/>
      <text:p text:style-name="P67">Contact Information:</text:p>
      <text:p text:style-name="P1"><text:a xlink:type="simple" xlink:href="mailto:gurjeet@singh.im" text:style-name="Internet_20_link" text:visited-style-name="Visited_20_Internet_20_Link"><text:span text:style-name="T35">gurjeet@singh.im</text:span></text:a><text:span text:style-name="T35"> <text:s text:c="67"/>India </text:span>Cell: +91 9393 01 0007</text:p>
      <text:p text:style-name="P1"><text:span text:style-name="T36">USA Cell: +1-234-567-9313 <text:s text:c="46"/>India </text:span>Home: +91-40-2786 5197</text:p>
      <text:p text:style-name="P29"><text:span text:style-name="T16">Work Experience (summary):</text:span></text:p>
      <text:p text:style-name="P3"/>
      <text:list xml:id="list4758940947376772091" text:style-name="WW8Num1">
        <text:list-item>
          <text:p text:style-name="P7"><text:span text:style-name="T17">EnterpriseDB </text:span><text:span text:style-name="T18">Corporation</text:span><text:span text:style-name="T5">, </text:span><text:span text:style-name="T6">Boston</text:span><text:span text:style-name="T5">, </text:span><text:span text:style-name="T6">MA</text:span><text:span text:style-name="T5">., </text:span><text:span text:style-name="T7">USA</text:span></text:p>
        </text:list-item>
      </text:list>
      <text:p text:style-name="P69"><text:span text:style-name="T5">Designation:<text:tab/></text:span><text:span text:style-name="T20">Database Architect</text:span></text:p>
      <text:p text:style-name="P71"><text:span text:style-name="T5">Duration:<text:tab/></text:span><text:span text:style-name="T21">Feb.</text:span><text:span text:style-name="T19"> 20</text:span><text:span text:style-name="T21">11</text:span><text:span text:style-name="T19"> </text:span><text:span text:style-name="T27">–</text:span><text:span text:style-name="T19"> till date</text:span></text:p>
      <text:p text:style-name="P71"><text:span text:style-name="T19"/></text:p>
      <text:p text:style-name="P70"><text:span text:style-name="T2">Designation:<text:tab/></text:span><text:span text:style-name="T27">Principal Systems Engineer</text:span></text:p>
      <text:p text:style-name="P70"><text:span text:style-name="T2">Duration:</text:span><text:span text:style-name="T27"><text:tab/>Feb. 2010 – Jan. 2011</text:span></text:p>
      <text:p text:style-name="P70"/>
      <text:p text:style-name="P39"><text:span text:style-name="T5">Description:</text:span><text:span text:style-name="T19"><text:tab/></text:span><text:span text:style-name="T22">Consulting role helping customers and partners perform Architectural Health Checks of Postgres databases, perform database migrations, <text:s/>conduct trainings, develop custom replication solutions, etc., </text:span><text:span text:style-name="T24">while also participate in Postgres community contributing code patches and features.</text:span></text:p>
      <text:p text:style-name="P66"/>
      <text:list xml:id="list103357643616131" text:continue-numbering="true" text:style-name="WW8Num1">
        <text:list-item>
          <text:p text:style-name="P8"><text:span text:style-name="T17">EnterpriseDB Software India Pvt. Ltd</text:span><text:span text:style-name="T5">., Pune, India.</text:span></text:p>
        </text:list-item>
      </text:list>
      <text:p text:style-name="P36"><text:span text:style-name="T5"><text:tab/>Designation:<text:tab/></text:span><text:span text:style-name="T19">Lead Engineer.</text:span></text:p>
      <text:p text:style-name="P36"><text:span text:style-name="T5"><text:tab/>Duration:<text:tab/></text:span><text:span text:style-name="T19">July 2006 – </text:span><text:span text:style-name="T23">Jan. 2010</text:span></text:p>
      <text:p text:style-name="P41"><text:span text:style-name="T5">Description:</text:span><text:tab/>Researching new features and implementing them in the EnterpriseDB RDBMS (which is based on PostgreSQL). Act as Trainer, Consultant and Remote-DBA for customers and partners, on different occasions.</text:p>
      <text:p text:style-name="P32"/>
      <text:list xml:id="list103358159203982" text:continue-numbering="true" text:style-name="WW8Num1">
        <text:list-item>
          <text:p text:style-name="P7"><text:span text:style-name="T17">CommVault Systems (India) Pvt. Ltd., Hyderabad, India.</text:span></text:p>
        </text:list-item>
      </text:list>
      <text:p text:style-name="P31"><text:span text:style-name="T5"><text:tab/>Designation:<text:tab/></text:span><text:span text:style-name="T19">Software Engineer.</text:span></text:p>
      <text:p text:style-name="P31"><text:span text:style-name="T5"><text:tab/>Duration:<text:tab/></text:span><text:span text:style-name="T19">May 2005 – July 2006</text:span></text:p>
      <text:p text:style-name="P39"><text:span text:style-name="T5">Description:</text:span><text:span text:style-name="T19"><text:tab/>Develop and bug-fix the Report Generation Server, developed in C++, which interacts with MS-SQL Server for its data storage needs.</text:span></text:p>
      <text:p text:style-name="P32"/>
      <text:list xml:id="list103357203747917" text:continue-numbering="true" text:style-name="WW8Num1">
        <text:list-item>
          <text:p text:style-name="P7"><text:span text:style-name="T17">Oracle India Private Ltd., Bangalore</text:span><text:span text:style-name="T5">, India.</text:span></text:p>
        </text:list-item>
      </text:list>
      <text:p text:style-name="P31"><text:span text:style-name="T5"><text:tab/>Designation:<text:tab/></text:span><text:span text:style-name="T19">Member Technical Staff.</text:span></text:p>
      <text:p text:style-name="P31"><text:span text:style-name="T5"><text:tab/>Duration:<text:tab/></text:span><text:span text:style-name="T19">Nov 2003 – May 2005</text:span></text:p>
      <text:p text:style-name="P39"><text:span text:style-name="T5">Description:</text:span><text:span text:style-name="T19"><text:tab/>Suggesting and implementing new features, and fixing defects in the </text:span><text:span text:style-name="T12">Cost Based Optimizer</text:span><text:span text:style-name="T19"> module of the Oracle RDBMS, on Solaris and Linux platforms.</text:span></text:p>
      <text:p text:style-name="P40"/>
      <text:list xml:id="list103357279319198" text:continue-numbering="true" text:style-name="WW8Num1">
        <text:list-item>
          <text:p text:style-name="P9">Aztec Software and Services Ltd., Bangalore, India.</text:p>
        </text:list-item>
      </text:list>
      <text:p text:style-name="P31"><text:span text:style-name="T5"><text:tab/>Designation:</text:span><text:span text:style-name="T19"> <text:tab/>Developer.</text:span></text:p>
      <text:p text:style-name="P31"><text:span text:style-name="T5"><text:tab/>Duration:</text:span><text:span text:style-name="T19"> <text:tab/>Sept 2003 – Nov 2003</text:span></text:p>
      <text:p text:style-name="P39"><text:span text:style-name="T5">Description:</text:span><text:span text:style-name="T19"><text:tab/>Designed </text:span><text:span text:style-name="T12">External Stored Procedures</text:span><text:span text:style-name="T19"> feature for an RDBMS product, which was being developed for a customer.</text:span></text:p>
      <text:p text:style-name="P40"/>
      <text:list xml:id="list103358844947058" text:continue-numbering="true" text:style-name="WW8Num1">
        <text:list-item>
          <text:p text:style-name="P9">Vaman Technologies (R&amp;D) Ltd, Mumbai, India.</text:p>
        </text:list-item>
      </text:list>
      <text:p text:style-name="P42"><text:span text:style-name="T9">Designation:</text:span> <text:tab/>Junior Software Engineer.</text:p>
      <text:p text:style-name="P42"><text:span text:style-name="T9">Duration:</text:span> <text:tab/>July 2001 – Sept 2003</text:p>
      <text:p text:style-name="P44"><text:soft-page-break/><text:span text:style-name="T9">Description:</text:span><text:tab/>Worked on various components of an RDBMS, including the TPC-C benchmarking utility, the Query Parser, Procedural Language support, OS independent kernel, and the OS abstraction layer.</text:p>
      <text:p text:style-name="P44"/>
      <text:p text:style-name="P49">Links:</text:p>
      <text:p text:style-name="P49"/>
      <text:p text:style-name="P45">See the following links for my Postgres related activity over the years.</text:p>
      <text:p text:style-name="P45"/>
      <text:p text:style-name="P76"><text:span text:style-name="T38">Postgres blog posts: </text:span><text:a xlink:type="simple" xlink:href="http://bit.ly/1uqN8BG" text:style-name="Internet_20_link" text:visited-style-name="Visited_20_Internet_20_Link">http://bit.ly/1uqN8BG</text:a> , <text:a xlink:type="simple" xlink:href="http://bit.ly/1uqNb09" text:style-name="Internet_20_link" text:visited-style-name="Visited_20_Internet_20_Link">http://bit.ly/1uqNb09</text:a> , <text:a xlink:type="simple" xlink:href="http://bit.ly/1tCskcz" text:style-name="Internet_20_link" text:visited-style-name="Visited_20_Internet_20_Link">http://bit.ly/1tCskcz</text:a></text:p>
      <text:p text:style-name="P45"/>
      <text:p text:style-name="P45">Security hole fix: <text:a xlink:type="simple" xlink:href="http://www.postgresql.org/docs/9.3/static/release-8-1-19.html" text:style-name="Internet_20_link" text:visited-style-name="Visited_20_Internet_20_Link">http://www.postgresql.org/docs/9.3/static/release-8-1-19.html</text:a></text:p>
      <text:p text:style-name="P45"/>
      <text:p text:style-name="P47">Code contributions to Postgres: <text:a xlink:type="simple" xlink:href="http://bit.ly/1q208OG" text:style-name="Internet_20_link" text:visited-style-name="Visited_20_Internet_20_Link"><text:span text:style-name="T39">http://bit.ly/1q208OG</text:span></text:a><text:span text:style-name="T39"> </text:span></text:p>
      <text:p text:style-name="P46"/>
      <text:p text:style-name="P48">Postgres mailing list <text:span text:style-name="T41">participation</text:span>: <text:a xlink:type="simple" xlink:href="http://bit.ly/1oeQaUu" text:style-name="Internet_20_link" text:visited-style-name="Visited_20_Internet_20_Link"><text:span text:style-name="T40">http://bit.ly/1oeQaUu</text:span></text:a><text:span text:style-name="T40"> </text:span></text:p>
      <text:p text:style-name="P30">Work Experience (detailed):</text:p>
      <text:p text:style-name="P37"/>
      <text:list xml:id="list6135790683760663870" text:style-name="WW8Num5">
        <text:list-item>
          <text:p text:style-name="P52"><text:span text:style-name="T5">EnterpriseDB Corporation, Boston, MA.</text:span></text:p>
          <text:p text:style-name="P73"><text:span text:style-name="T17"><text:s/><text:tab/><text:tab/></text:span></text:p>
          <text:list>
            <text:list-item>
              <text:list>
                <text:list-item>
                  <text:list>
                    <text:list-item>
                      <text:list>
                        <text:list-item>
                          <text:list>
                            <text:list-item>
                              <text:list>
                                <text:list-item>
                                  <text:list>
                                    <text:list-item>
                                      <text:list>
                                        <text:list-item>
                                          <text:list>
                                            <text:list-header>
                                              <text:p text:style-name="P74"><text:span text:style-name="T5"><text:tab/>Designation:<text:tab/></text:span><text:span text:style-name="T20">Database Architect</text:span></text:p>
                                            </text:list-header>
                                          </text:list>
                                        </text:list-item>
                                      </text:list>
                                    </text:list-item>
                                  </text:list>
                                </text:list-item>
                              </text:list>
                            </text:list-item>
                          </text:list>
                        </text:list-item>
                      </text:list>
                    </text:list-item>
                  </text:list>
                  <text:p text:style-name="P73"><text:span text:style-name="T5"><text:tab/>Duration:<text:tab/></text:span><text:span text:style-name="T21">Feb.</text:span><text:span text:style-name="T19"> 20</text:span><text:span text:style-name="T21">11</text:span><text:span text:style-name="T19"> </text:span><text:span text:style-name="T27">–</text:span><text:span text:style-name="T19"> till date</text:span></text:p>
                </text:list-item>
              </text:list>
            </text:list-item>
          </text:list>
          <text:p text:style-name="P73"><text:span text:style-name="T19"/></text:p>
          <text:p text:style-name="P73"><text:span text:style-name="T2"><text:tab/>Designation:<text:tab/></text:span><text:span text:style-name="T27">Principal Systems Engineer</text:span></text:p>
          <text:p text:style-name="P75"><text:span text:style-name="T2"><text:s/><text:tab/><text:tab/>Duration:</text:span><text:span text:style-name="T27"><text:tab/>Feb. 2010 – Jan. 2011</text:span></text:p>
        </text:list-item>
      </text:list>
      <text:p text:style-name="P72"/>
      <text:p text:style-name="P13"><text:tab/>The projects I worked on for cannot be listed here for brevity, and <text:span text:style-name="T34">for </text:span>restrictions imposed by <text:span text:style-name="T33">customers' </text:span>Non Disclosure Agreements. In brief, though:</text:p>
      <text:p text:style-name="P13"/>
      <text:list xml:id="list405125609200834951" text:style-name="L1">
        <text:list-item>
          <text:p text:style-name="P14">Migrated an ERP system from Sybase to Postgres</text:p>
          <text:p text:style-name="P14">This included full-test search migrations as well.</text:p>
        </text:list-item>
        <text:list-item>
          <text:p text:style-name="P15">Performed Architectural Health Checks (AHC) of Postgres databases.</text:p>
          <text:p text:style-name="P15">Developed the first AHC <text:span text:style-name="T28">code, </text:span>procedures and documents; <text:span text:style-name="T29">still in use today.</text:span></text:p>
        </text:list-item>
        <text:list-item>
          <text:p text:style-name="P17">Recovering data from corrupted databases.</text:p>
        </text:list-item>
        <text:list-item>
          <text:p text:style-name="P17">Slony replication setup.</text:p>
        </text:list-item>
        <text:list-item>
          <text:p text:style-name="P17">Auditing custom Postgres builds/packages.</text:p>
        </text:list-item>
        <text:list-item>
          <text:p text:style-name="P17">RemoteDBA services on-boarding<text:span text:style-name="T42">s</text:span>.</text:p>
        </text:list-item>
        <text:list-item>
          <text:p text:style-name="P17">Advising a customer on Postgres Internals, who chose to fork Postgres code.</text:p>
        </text:list-item>
        <text:list-item>
          <text:p text:style-name="P18">Conducted DBA and Developer trainings.</text:p>
        </text:list-item>
        <text:list-item>
          <text:p text:style-name="P18">Found and fixed bugs in Postgres, including a security bug.</text:p>
        </text:list-item>
        <text:list-item>
          <text:p text:style-name="P18">Contributed non-trivial features <text:span text:style-name="T32">and improvements</text:span> to Postgres community.</text:p>
        </text:list-item>
        <text:list-item>
          <text:p text:style-name="P19">Oracle to Postgres migration assessments.</text:p>
        </text:list-item>
        <text:list-item>
          <text:p text:style-name="P21">Designed and developed <text:span text:style-name="T31">a </text:span>custom replication solution for Postgres-to-Oracle.</text:p>
        </text:list-item>
        <text:list-item>
          <text:p text:style-name="P22">Presented talks at Postgres conferences.</text:p>
        </text:list-item>
        <text:list-item>
          <text:p text:style-name="P16"><text:span text:style-name="T30">Was one of the initial developers of Postgres Plus Cloud Database.</text:span></text:p>
        </text:list-item>
        <text:list-item>
          <text:p text:style-name="P20">Designed and developed the Alerting Subsystem in Postgres Enterprise Manager.</text:p>
        </text:list-item>
      </text:list>
      <text:p text:style-name="P68"/>
      <text:p text:style-name="P68"><text:span text:style-name="T27"/></text:p>
      <text:list xml:id="list103357174658857" text:continue-list="list6135790683760663870" text:style-name="WW8Num5">
        <text:list-item>
          <text:p text:style-name="P50"><text:span text:style-name="T17">EnterpriseDB Software India Pvt. Ltd</text:span><text:span text:style-name="T5">., Pune, India.</text:span></text:p>
        </text:list-item>
      </text:list>
      <text:p text:style-name="Standard"><text:span text:style-name="T5"><text:tab/>Designation:<text:tab/></text:span><text:span text:style-name="T19">Lead Engineer.</text:span></text:p>
      <text:p text:style-name="Standard"><text:span text:style-name="T5"><text:tab/>Duration:<text:tab/></text:span><text:span text:style-name="T19">July 2006 - till date</text:span></text:p>
      <text:p text:style-name="P34"/>
      <text:p text:style-name="P11">Modules worked on:</text:p>
      <text:p text:style-name="Standard"><text:span text:style-name="T5">i) CRC Slicing-by-8</text:span></text:p>
      <text:p text:style-name="P23"><text:span text:style-name="T5">Language:</text:span><text:span text:style-name="T13"><text:tab/>C</text:span></text:p>
      <text:p text:style-name="P23"><text:span text:style-name="T5">Team Size:</text:span><text:span text:style-name="T13"><text:tab/>1</text:span></text:p>
      <text:p text:style-name="P23"><text:span text:style-name="T5">Role:</text:span><text:span text:style-name="T13"><text:tab/><text:tab/>Developer</text:span></text:p>
      <text:p text:style-name="P53"/>
      <text:p text:style-name="P24"><text:span text:style-name="T5">Description:</text:span><text:span text:style-name="T19"> This is a novel fast CRC generation algorithm developed by Intel. This algorithm runs at under 3 cycles per byte (vs. 7) and thus triples the performance of existing CRC implementations. Slicing-by-8 uses an 8KB cache footprint.</text:span></text:p>
      <text:p text:style-name="P33"/>
      <text:p text:style-name="P54"><text:soft-page-break/><text:span text:style-name="T5">Contribution:</text:span><text:span text:style-name="T11"> </text:span><text:span text:style-name="T19">Integrated the ‘Slicing-by-8’ algorithm developed by Michael E. Kounavis, into the Postgres code and benchmarked the performance. Although it proved to be better than the standard CRC calculation, it was not accepted by the Postgres community since the performance of the algorithm heavily depended on the CPU cache’s hotness with the algorithm’s data.</text:span></text:p>
      <text:p text:style-name="P55"/>
      <text:p text:style-name="P5"><text:span text:style-name="T8">ii) Optimizer Hints</text:span></text:p>
      <text:p text:style-name="P54"><text:span text:style-name="T8">Language:</text:span><text:span text:style-name="T12"><text:tab/>C</text:span></text:p>
      <text:p text:style-name="P54"><text:span text:style-name="T8">Team Size:</text:span><text:span text:style-name="T12"><text:tab/>2</text:span></text:p>
      <text:p text:style-name="P54"><text:span text:style-name="T8">Role:</text:span><text:span text:style-name="T12"><text:tab/><text:tab/>Design and developement</text:span></text:p>
      <text:p text:style-name="P56"/>
      <text:p text:style-name="P54"><text:span text:style-name="T8">Description:</text:span><text:span text:style-name="T1"><text:tab/></text:span><text:span text:style-name="T19">This feature provides a way for the user to instruct the Query Optimizer which access paths to choose when the user knows that she has better knowledge about the data pattern than the Optimizer does.</text:span></text:p>
      <text:p text:style-name="P57"/>
      <text:p text:style-name="P55"><text:span text:style-name="T4">Contribution:</text:span><text:tab/>Did the Low Level Design of the feature, for implementing it as cleanly as possible in the Postgres’ Scanner, Parser and Query Optimizer. Faced some issues with the Lex and Yacc implementations, hence implemented a separate hand-coded scanner-cum-parser just for recognizing the hints in the query.</text:p>
      <text:p text:style-name="P55"/>
      <text:p text:style-name="P61"><text:span text:style-name="T19">Designed and implemented the FULL, INDEX, NO_INDEX, ALL_ROWS and FIRST_ROWS hints. Co-implemented and reviewed the USE_NL, NO_USE_NL, USE_HASH, NO_USE_HASH, USE_MERGE, NO_USE_MERGE hints. Designed and implemented Global Hints feature, which can be used to provide hints for relations/queries inside sub-queries and inline-views.</text:span></text:p>
      <text:p text:style-name="P12"/>
      <text:p text:style-name="P12"/>
      <text:p text:style-name="P12"/>
      <text:p text:style-name="P5"><text:span text:style-name="T8">iii) Index Adviser</text:span></text:p>
      <text:p text:style-name="P54"><text:span text:style-name="T8">Language:</text:span><text:span text:style-name="T12"><text:tab/>C</text:span></text:p>
      <text:p text:style-name="P54"><text:span text:style-name="T8">Team Size:</text:span><text:span text:style-name="T12"><text:tab/>1</text:span></text:p>
      <text:p text:style-name="P54"><text:span text:style-name="T8">Role:</text:span><text:span text:style-name="T12"><text:tab/><text:tab/>Developer</text:span></text:p>
      <text:p text:style-name="P56"/>
      <text:p text:style-name="P54"><text:span text:style-name="T8">Description:</text:span><text:span text:style-name="T1"><text:tab/></text:span><text:span text:style-name="T19">Index Adviser is a plugin for Postgres that leverages Postgres’ capability to make use of external Query optimizers. It injects an additional step into the query optimization phase and creates virtual indexes based on the WHERE and GROUP BY clauses of the query. Based on the estimated difference in cost of the two phases, it recommends new indexes.</text:span></text:p>
      <text:p text:style-name="P57"/>
      <text:p text:style-name="P55"><text:span text:style-name="T4">Contribution:</text:span><text:tab/>Migrate the code from Postgres version 7.4 to 8.2; in the process, performed a major cleanup. Add additional features to take into consideration the new Bitmap Index Scans. Add the ability to store the recommendations in a user-definable physical relation. Submit it to the Postgres community, and follow it up till it is accepted by the community.</text:p>
      <text:p text:style-name="P55"/>
      <text:p text:style-name="P62"><text:span text:style-name="T8">iv) Training</text:span></text:p>
      <text:p text:style-name="P25"><text:soft-page-break/>Conducted training for Customers and Partners, to train them on Postgres and EnterpriseDB on the following topics: SQL and PL/PGSQL programming for developers, internals and management tasks for DBAs. The training lasts between 3 to 5 days.</text:p>
      <text:p text:style-name="P58"/>
      <text:p text:style-name="P5"><text:span text:style-name="T8">v) Consulting</text:span></text:p>
      <text:p text:style-name="P25">Provide consultancy for Customers, wherein I provided help and support in Database development, administration and maintenance tasks.</text:p>
      <text:p text:style-name="P59"/>
      <text:p text:style-name="P5"><text:span text:style-name="T8">vi) RemoteDBA</text:span></text:p>
      <text:p text:style-name="P25">I acted as Remote-DBA for various clients, for periods ranging from 3 to 6 months. As a Remote-DBA I have been involved in architecture review, schema and data migration from other RDBMSs, do maintenance work like dumps/reloads, maintaining cron jobs, etc.</text:p>
      <text:p text:style-name="P60"/>
      <text:list xml:id="list103357867718170" text:continue-numbering="true" text:style-name="WW8Num5">
        <text:list-item>
          <text:p text:style-name="P51">CommVault Systems (India) Pvt. Ltd., Hyderabad, India.</text:p>
        </text:list-item>
      </text:list>
      <text:p text:style-name="Standard"><text:span text:style-name="T5"><text:tab/>Designation:<text:tab/></text:span><text:span text:style-name="T19">Software Engineer.</text:span></text:p>
      <text:p text:style-name="Standard"><text:span text:style-name="T5"><text:tab/>Duration:<text:tab/></text:span><text:span text:style-name="T19">May 2005 – July 2006</text:span></text:p>
      <text:p text:style-name="P34"/>
      <text:p text:style-name="P11">Modules worked on:</text:p>
      <text:p text:style-name="Standard"><text:span text:style-name="T5">i) QNet</text:span></text:p>
      <text:p text:style-name="P23"><text:span text:style-name="T5">Duration:<text:tab/></text:span><text:span text:style-name="T19">May 2005 – July 2006</text:span></text:p>
      <text:p text:style-name="P23"><text:span text:style-name="T5">Language:</text:span><text:span text:style-name="T13"><text:tab/>C+</text:span><text:span text:style-name="T14">+, SQL, T-SQL</text:span></text:p>
      <text:p text:style-name="P23"><text:span text:style-name="T5">Team Size:</text:span><text:span text:style-name="T13"><text:tab/>2</text:span></text:p>
      <text:p text:style-name="P23"><text:span text:style-name="T5">Role:</text:span><text:span text:style-name="T13"><text:tab/><text:tab/>Development and Maintenance</text:span></text:p>
      <text:p text:style-name="P53"/>
      <text:p text:style-name="P24"><text:span text:style-name="T5">Description:</text:span><text:span text:style-name="T3"> </text:span><text:span text:style-name="T14">The</text:span><text:span text:style-name="T3"> </text:span><text:span text:style-name="T19">QNet server is responsible for taking a client’s requests, and generating XML report for the clients’ consumption. The reports contain description of the various Backup and Restore tasks performed by the Flagship product CommVault-QiNetix. The data is stored in MS-SQL Server, and the front-end clients were written in Java.</text:span></text:p>
      <text:p text:style-name="P33"/>
      <text:p text:style-name="P54"><text:span text:style-name="T5">Contribution:</text:span> I <text:span text:style-name="T19">added new features for one release and managed the whole code during the upgrade from one release to the other.</text:span></text:p>
      <text:p text:style-name="P55"/>
      <text:p text:style-name="P55"/>
      <text:list xml:id="list103359025179370" text:continue-numbering="true" text:style-name="WW8Num5">
        <text:list-item>
          <text:p text:style-name="P50"><text:span text:style-name="T17">Oracle India Private Ltd., Bangalore</text:span><text:span text:style-name="T5">.</text:span></text:p>
        </text:list-item>
      </text:list>
      <text:p text:style-name="Standard"><text:span text:style-name="T5"><text:tab/>Designation:<text:tab/></text:span><text:span text:style-name="T19">Member Technical Staff.</text:span></text:p>
      <text:p text:style-name="Standard"><text:span text:style-name="T5"><text:tab/>Duration:<text:tab/></text:span><text:span text:style-name="T19">Nov 2003 – May 2005</text:span></text:p>
      <text:p text:style-name="P34"/>
      <text:p text:style-name="P11">Modules worked on:</text:p>
      <text:p text:style-name="Standard"><text:span text:style-name="T5">i) Cost Based (Query) Optimizer (CBO):</text:span></text:p>
      <text:p text:style-name="P23"><text:span text:style-name="T5">Duration:<text:tab/></text:span><text:span text:style-name="T14">Nov 2003 – May 2005</text:span></text:p>
      <text:p text:style-name="P23"><text:span text:style-name="T5">Language:<text:tab/></text:span><text:span text:style-name="T14">C</text:span></text:p>
      <text:p text:style-name="P23"><text:span text:style-name="T5">Team Size:<text:tab/></text:span><text:span text:style-name="T14">5</text:span></text:p>
      <text:p text:style-name="P23"><text:span text:style-name="T5">Role:<text:tab/><text:tab/></text:span><text:span text:style-name="T14">Diagnostics and Defect Resolution</text:span></text:p>
      <text:p text:style-name="P53"/>
      <text:p text:style-name="P24"><text:span text:style-name="T5">Description:</text:span><text:span text:style-name="T19"> The Cost Based Optimizer (CBO) tries many transformations with the query; some based on heuristics and some based on cost. Heuristics include view merging and subquery unnesting. The cost based decisions are made for access path analysis. Finally, the best plan is chosen based on the least cost.</text:span></text:p>
      <text:p text:style-name="P33"/>
      <text:p text:style-name="P54"><text:span text:style-name="T5">Contribution:</text:span><text:span text:style-name="T11"> </text:span><text:span text:style-name="T19">Resolving performance issues and bugs encountered in CBO. Also, suggested a new enhancement for optimization, but couldn’t finish it by the time I left.</text:span></text:p>
      <text:p text:style-name="P38"/>
      <text:list xml:id="list103358378357418" text:continue-numbering="true" text:style-name="WW8Num5">
        <text:list-item>
          <text:p text:style-name="P51">Aztec Software and Services Ltd., Bangalore.</text:p>
        </text:list-item>
      </text:list>
      <text:p text:style-name="Standard"><text:span text:style-name="T5"><text:tab/>Designation:</text:span><text:span text:style-name="T19"> Developer.</text:span></text:p>
      <text:p text:style-name="Standard"><text:span text:style-name="T5"><text:tab/>Duration:</text:span><text:span text:style-name="T19"> Sept 2003 – Nov 2003</text:span></text:p>
      <text:p text:style-name="P34"/>
      <text:p text:style-name="P11">Projects Undertaken:</text:p>
      <text:p text:style-name="Standard"><text:span text:style-name="T5">i) Extended Stored Procedures (ESPs): </text:span></text:p>
      <text:p text:style-name="P53"><text:span text:style-name="T5">Duration:</text:span><text:span text:style-name="T19"><text:tab/>Sept 2003 – Nov 2003</text:span></text:p>
      <text:p text:style-name="P53"><text:span text:style-name="T5">Language</text:span><text:span text:style-name="T19">:<text:tab/>C++</text:span></text:p>
      <text:p text:style-name="P53"><text:span text:style-name="T5">Team Size:</text:span><text:span text:style-name="T19"><text:tab/>2</text:span></text:p>
      <text:p text:style-name="P53"><text:span text:style-name="T5">Role:</text:span><text:span text:style-name="T19"><text:tab/><text:tab/>Developer </text:span></text:p>
      <text:p text:style-name="P53"/>
      <text:p text:style-name="P24"><text:span text:style-name="T5">Description: </text:span><text:span text:style-name="T19">ESP will enable the developers of Pervasive SQL RDBMS to call their external stored procedure, implemented in a language of their choice, from within the database.</text:span></text:p>
      <text:p text:style-name="P35"/>
      <text:p text:style-name="P24"><text:span text:style-name="T5">Contribution:</text:span><text:span text:style-name="T19"> Low Level Design and Implementation.</text:span></text:p>
      <text:p text:style-name="P2"/>
      <text:list xml:id="list103358141266737" text:continue-numbering="true" text:style-name="WW8Num5">
        <text:list-item>
          <text:p text:style-name="P51">Vaman Technologies (R&amp;D) Ltd, Mumbai</text:p>
        </text:list-item>
      </text:list>
      <text:p text:style-name="P63"><text:span text:style-name="T9">Designation:</text:span> Junior Software Engineer.</text:p>
      <text:p text:style-name="P63"><text:span text:style-name="T9">Duration:</text:span> July, 2001-Sept, 2003</text:p>
      <text:p text:style-name="P42"/>
      <text:p text:style-name="P43"><text:span text:style-name="T9">Company Profile: </text:span>Developing an RDBMS named VAMAN, using internal-multithreading kernel (threads not visible to the OS, hence OS independent), and Finite State Automata. ANSI C is used as the programming language of choice, for its strength and portability. MS-VC++ 6.0 (on Windows-NT) and GCC (on GNU-Linux) were the tools being used for the development of the server and related software.</text:p>
      <text:p text:style-name="P5"/>
      <text:p text:style-name="P10">Projects Undertaken:</text:p>
      <text:p text:style-name="Standard"><text:span text:style-name="T9">i) Extended Procedural Language (EPL)</text:span></text:p>
      <text:p text:style-name="P23"><text:span text:style-name="T9">Duration:</text:span><text:tab/>Dec 2001 – Sept 2003 (18 months approx.)</text:p>
      <text:p text:style-name="P23"><text:span text:style-name="T9">Language:</text:span><text:tab/>C</text:p>
      <text:p text:style-name="P23"><text:span text:style-name="T9">Team Size:</text:span><text:tab/>6</text:p>
      <text:p text:style-name="P23"><text:span text:style-name="T9">Role:</text:span><text:tab/><text:tab/>Jr. Software Engineer (Design and Implementation)</text:p>
      <text:p text:style-name="P23"/>
      <text:p text:style-name="P24"><text:span text:style-name="T9">Description:<text:tab/></text:span>This module adds the procedural language support to the SQL based RDBMS server. It provides various 'High Level programming Language' (HLL) constructs such as 'IF-ELSE', 'FOR', 'WHILE', 'EXCEPTIONS', 'CURSORS', 'PACKAGES', etc.</text:p>
      <text:p text:style-name="P24"/>
      <text:p text:style-name="P24"><text:tab/>This, otherwise an independent module, runs as a part of the server and is responsible for communicating with 'Data Manipulation Language' (DML) engine, for performing the data manipulation as desired by the 'EPL programmer'.</text:p>
      <text:p text:style-name="P24"/>
      <text:p text:style-name="P24"><text:tab/>EPL also allows ‘COMMIT’ing or Rolling back the transactions by communicating with the Transaction manager.</text:p>
      <text:p text:style-name="P24"/>
      <text:p text:style-name="P24"><text:soft-page-break/><text:span text:style-name="T9">Contribution:<text:tab/></text:span>I have been instrumental in implementing the 'Extended Procedural Language' module since its inception. I was responsible for implementing the 'CURSOR' construct, which fetches data from the DML engine and allows the EPL programmer to iterate through the result-set row-by-row, and perform various operations depending on the contents of the result-set.</text:p>
      <text:p text:style-name="P24"/>
      <text:p text:style-name="P24"><text:tab/>I was also responsible for the communication of EPL with the Transaction manager.</text:p>
      <text:p text:style-name="Standard"/>
      <text:p text:style-name="Standard"><text:span text:style-name="T9">ii) Windows-NT Services</text:span></text:p>
      <text:p text:style-name="P23"><text:span text:style-name="T9">Duration:</text:span><text:tab/>1 month</text:p>
      <text:p text:style-name="P23"><text:span text:style-name="T9">Language:</text:span><text:tab/>C</text:p>
      <text:p text:style-name="P23"><text:span text:style-name="T9">Team Size:</text:span><text:tab/>1</text:p>
      <text:p text:style-name="P24"><text:span text:style-name="T9">Contribution:<text:tab/></text:span>Integrated the RDBMS server with Windows-NT services. It allows the server to run with 'System' privileges as a part of the OS, also allowing the RDBMS server to be started and shutdown in sync with the Operating System.</text:p>
      <text:p text:style-name="P2"/>
      <text:p text:style-name="Standard"><text:span text:style-name="T9">iii) Kernel</text:span></text:p>
      <text:p text:style-name="P23"><text:span text:style-name="T9">Language:</text:span><text:tab/>C</text:p>
      <text:p text:style-name="P23"><text:span text:style-name="T9">Task:</text:span><text:tab/><text:tab/>Optimizations</text:p>
      <text:p text:style-name="P23"/>
      <text:p text:style-name="P24"><text:span text:style-name="T9">Description:<text:tab/></text:span>Vaman’s Kernel provides cooperative multithreading, and it provides OS-independent and hardware-independent threading model, hence it is capable of providing multithreading even in a non-multitasking OS like MS-DOS. it provides various modern OS features, without relying on the underlying OS. These features include: Priority based scheduling, Event-driven architecture, semaphores, thread synchronisation, etc.</text:p>
      <text:p text:style-name="P24"/>
      <text:p text:style-name="P24"><text:span text:style-name="T9">Contribution:<text:tab/></text:span>Tried various optimisations, in various parts of the Kernel, like the scheduling algorithm. Optimised the way kernel used to handle the semaphores. Now, instead of iterating though all the semaphores created so far, it has to iterate through only those that have just been signaled.</text:p>
      <text:p text:style-name="Standard"/>
      <text:p text:style-name="Standard"><text:span text:style-name="T9">iv) Resource Library (OSLib)</text:span></text:p>
      <text:p text:style-name="P23"><text:span text:style-name="T9">Language:</text:span> <text:tab/>C</text:p>
      <text:p text:style-name="P23"><text:span text:style-name="T9">Task:</text:span> <text:tab/><text:tab/>Improvements and bug removal</text:p>
      <text:p text:style-name="P23"/>
      <text:p text:style-name="P24"><text:span text:style-name="T9">Description:<text:tab/></text:span>This library provides OS independence. It is a collection of subroutines, written in C, that hide the differences in operating systems from the programmer, hence making the code portable. It consists of various modules, such as : Memory-Management, Process-Creation, Network-Communication, File-Handling, etc.</text:p>
      <text:p text:style-name="P24"/>
      <text:p text:style-name="Standard"><text:span text:style-name="T9">Contribution:<text:tab/></text:span>Added the feature of assigning priorities to the new processes being created under various OSs. Also, removed a potential bug from the Memory manager.</text:p>
      <text:p text:style-name="P29"/>
      <text:p text:style-name="Standard"><text:span text:style-name="T9">v) SQL Query Parser</text:span></text:p>
      <text:p text:style-name="P43"><text:span text:style-name="T9">Duration:</text:span><text:tab/>2 months</text:p>
      <text:p text:style-name="P43"><text:span text:style-name="T9">Language:</text:span><text:tab/>C</text:p>
      <text:p text:style-name="P43"><text:span text:style-name="T9">Team Size:</text:span><text:tab/>10</text:p>
      <text:p text:style-name="P43"><text:span text:style-name="T9">Role:</text:span><text:tab/><text:tab/>Team Member</text:p>
      <text:p text:style-name="P43"><text:span text:style-name="T9">Description:<text:tab/></text:span>It is an object-based parser. It parses the input according to a dictionary, which dictates the rules of occurrences of keywords and identifiers, and fills an interface in the 'Object-Operation-Option-Value' format. This interface is then forwarded to the RDBMS server for execution.</text:p>
      <text:p text:style-name="P43"/>
      <text:p text:style-name="P43"><text:span text:style-name="T9">Contribution:<text:tab/></text:span>Implemented the 'Grant/Revoke' commands in the Parser module. It prepares the interface describing the permissions a client wants to be Granted to or Revoked from another user. This interface is then used by the server to actually grant or revoke privileges from a user.</text:p>
      <text:p text:style-name="Standard"/>
      <text:p text:style-name="Standard"><text:span text:style-name="T9">vi) ODBC Driver Development</text:span></text:p>
      <text:p text:style-name="P23"><text:span text:style-name="T12">Duration:</text:span><text:tab/>2 months</text:p>
      <text:p text:style-name="P23"><text:span text:style-name="T9">Language:</text:span><text:tab/>C</text:p>
      <text:p text:style-name="P23"><text:span text:style-name="T9">Team Size:</text:span><text:tab/>3</text:p>
      <text:p text:style-name="P23"><text:span text:style-name="T9">Role:</text:span> <text:tab/><text:tab/>Jr. Software Engineer</text:p>
      <text:p text:style-name="P24"><text:span text:style-name="T9">Contribution:<text:tab/></text:span>Implemented the 'SQLExecDirect' function in the ODBC Driver.</text:p>
      <text:p text:style-name="P23"/>
      <text:p text:style-name="Standard"><text:span text:style-name="T9">vii) TPC benchmark-C (TPC-C)</text:span></text:p>
      <text:p text:style-name="P23"><text:span text:style-name="T9">Duration:</text:span><text:tab/>1 month</text:p>
      <text:p text:style-name="P23"><text:span text:style-name="T9">Language:</text:span><text:tab/>C, SQL</text:p>
      <text:p text:style-name="P23"><text:span text:style-name="T9">Team Size:</text:span><text:tab/>1</text:p>
      <text:p text:style-name="P23"/>
      <text:p text:style-name="P24"><text:span text:style-name="T9">Contribution:<text:tab/></text:span>Implemented the 'TPC benchmark-C' as described by 'Transaction Processing Council'. It was used for populating the database with the data in conformance with the TPC benchmark-C.</text:p>
      <text:p text:style-name="P24"><text:tab/>Also designed a primitive HTML based client, implemented as a DLL, which could be used for performing OLTP transactions on the populated database, in conformance with the benchmark.</text:p>
      <text:p text:style-name="Standard"/>
      <text:p text:style-name="Standard"><text:span text:style-name="T9">viii) RDBMS Views</text:span></text:p>
      <text:p text:style-name="P64"><text:span text:style-name="T9">Duration:</text:span><text:tab/>1 month</text:p>
      <text:p text:style-name="P64"><text:span text:style-name="T9">Language:</text:span><text:tab/>C</text:p>
      <text:p text:style-name="P64"><text:span text:style-name="T9">Team Size:</text:span><text:tab/>1</text:p>
      <text:p text:style-name="P65"><text:span text:style-name="T9">Contribution:</text:span><text:tab/>Completely re-designed and re-implemented View-creation module, which was left mid-way by an ex-employ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list-style-name="WW8Num2" style:class="text">
      <style:paragraph-properties fo:margin-left="0in" fo:margin-right="0in" fo:text-align="center" style:justify-single-word="false" fo:text-indent="0in" style:auto-text-indent="false" fo:keep-with-next="always"/>
      <style:text-properties fo:font-size="22pt" fo:font-weight="bold" style:font-size-asian="22pt" style:font-weight-asian="bold" style:font-weight-complex="bold"/>
    </style:style>
    <style:style style:name="Heading_20_2" style:display-name="Heading 2" style:family="paragraph" style:parent-style-name="Standard" style:next-style-name="Standard" style:default-outline-level="2" style:list-style-name="WW8Num2" style:class="text">
      <style:paragraph-properties fo:margin-left="0in" fo:margin-right="0in" fo:text-indent="0in" style:auto-text-indent="false" fo:keep-with-next="always"/>
      <style:text-properties fo:font-size="13pt" fo:font-style="italic" style:text-underline-style="solid" style:text-underline-width="auto" style:text-underline-color="font-color" fo:font-weight="bold" style:font-size-asian="13pt" style:font-style-asian="italic" style:font-weight-asian="bold" style:font-style-complex="italic" style:font-weight-complex="bold"/>
    </style:style>
    <style:style style:name="Heading_20_3" style:display-name="Heading 3" style:family="paragraph" style:parent-style-name="Standard" style:next-style-name="Standard" style:default-outline-level="3" style:list-style-name="WW8Num2" style:class="text">
      <style:paragraph-properties fo:margin-left="0.5in" fo:margin-right="0in" fo:text-align="end" style:justify-single-word="false" fo:text-indent="0in" style:auto-text-indent="false" fo:keep-with-next="always"/>
      <style:text-properties fo:font-size="13pt" fo:font-weight="bold" style:font-size-asian="13pt" style:font-weight-asian="bold" style:font-weight-complex="bold"/>
    </style:style>
    <style:style style:name="Heading_20_4" style:display-name="Heading 4" style:family="paragraph" style:parent-style-name="Standard" style:next-style-name="Standard" style:default-outline-level="4" style:list-style-name="WW8Num2" style:class="text">
      <style:paragraph-properties fo:margin-left="0.5in" fo:margin-right="0in" fo:text-align="end" style:justify-single-word="false" fo:text-indent="0in" style:auto-text-indent="false" fo:keep-with-next="always"/>
      <style:text-properties fo:font-size="16pt" fo:font-weight="bold" style:font-size-asian="16pt" style:font-weight-asian="bold" style:font-weight-complex="bold"/>
    </style:style>
    <style:style style:name="Heading_20_5" style:display-name="Heading 5" style:family="paragraph" style:parent-style-name="Standard" style:next-style-name="Standard" style:default-outline-level="5" style:list-style-name="WW8Num2" style:class="text">
      <style:paragraph-properties fo:margin-left="0.5in" fo:margin-right="0in" fo:text-align="end" style:justify-single-word="false" fo:text-indent="0in" style:auto-text-indent="false" fo:keep-with-next="always"/>
      <style:text-properties fo:font-weight="bold" style:font-weight-asian="bold" style:font-weight-complex="bold"/>
    </style:style>
    <style:style style:name="Caption1" style:family="paragraph" style:parent-style-name="Standard">
      <style:paragraph-properties fo:margin-top="0.0835in" fo:margin-bottom="0.0835in"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Caption" style:family="paragraph" style:parent-style-name="Standard">
      <style:paragraph-properties fo:margin-top="0.0835in" fo:margin-bottom="0.0835in"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 style:family="paragraph" style:parent-style-name="Standard" style:next-style-name="Text_20_body">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 style:family="paragraph" style:parent-style-name="Standard">
      <style:paragraph-properties fo:margin-top="0.0835in" fo:margin-bottom="0.0835in"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 style:family="paragraph" style:parent-style-name="Standard" style:next-style-name="Text_20_body">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1" style:family="paragraph" style:parent-style-name="Standard">
      <style:paragraph-properties fo:margin-top="0.0835in" fo:margin-bottom="0.0835in"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1" style:family="paragraph" style:parent-style-name="Standard" style:next-style-name="Text_20_body">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fo:font-size="13pt" fo:font-style="italic" fo:font-weight="bold" style:font-size-asian="13pt" style:font-style-asian="italic" style:font-weight-asian="bold" style:font-weight-complex="bold"/>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tyle="italic" fo:font-weight="bold" style:font-style-asian="italic" style:font-weight-asian="bold" style:font-weight-complex="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WW-Absatz-Standardschriftart" style:family="text"/>
    <style:style style:name="WW-Absatz-Standardschriftart1" style:family="text"/>
    <style:style style:name="WW-Absatz-Standardschriftart11" style:family="text"/>
    <style:style style:name="WW-Default_20_Paragraph_20_Font" style:display-name="WW-Default Paragraph Font" style:family="tex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listtab"/>
        </style:list-level-properties>
      </text:outline-level-style>
      <text:outline-level-style text:level="2" text:style-name="WW8Num2z1" style:num-format="">
        <style:list-level-properties text:list-level-position-and-space-mode="label-alignment">
          <style:list-level-label-alignment text:label-followed-by="listtab"/>
        </style:list-level-properties>
      </text:outline-level-style>
      <text:outline-level-style text:level="3" text:style-name="WW8Num2z2" style:num-format="">
        <style:list-level-properties text:list-level-position-and-space-mode="label-alignment">
          <style:list-level-label-alignment text:label-followed-by="listtab"/>
        </style:list-level-properties>
      </text:outline-level-style>
      <text:outline-level-style text:level="4" text:style-name="WW8Num2z3" style:num-format="">
        <style:list-level-properties text:list-level-position-and-space-mode="label-alignment">
          <style:list-level-label-alignment text:label-followed-by="listtab"/>
        </style:list-level-properties>
      </text:outline-level-style>
      <text:outline-level-style text:level="5" text:style-name="WW8Num2z4" style:num-format="">
        <style:list-level-properties text:list-level-position-and-space-mode="label-alignment">
          <style:list-level-label-alignment text:label-followed-by="listtab"/>
        </style:list-level-properties>
      </text:outline-level-style>
      <text:outline-level-style text:level="6" text:style-name="WW8Num2z5" style:num-format="">
        <style:list-level-properties text:list-level-position-and-space-mode="label-alignment">
          <style:list-level-label-alignment text:label-followed-by="listtab"/>
        </style:list-level-properties>
      </text:outline-level-style>
      <text:outline-level-style text:level="7" text:style-name="WW8Num2z6" style:num-format="">
        <style:list-level-properties text:list-level-position-and-space-mode="label-alignment">
          <style:list-level-label-alignment text:label-followed-by="listtab"/>
        </style:list-level-properties>
      </text:outline-level-style>
      <text:outline-level-style text:level="8" text:style-name="WW8Num2z7" style:num-format="">
        <style:list-level-properties text:list-level-position-and-space-mode="label-alignment">
          <style:list-level-label-alignment text:label-followed-by="listtab"/>
        </style:list-level-properties>
      </text:outline-level-style>
      <text:outline-level-style text:level="9" text:style-name="WW8Num2z8"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listtab"/>
        </style:list-level-properties>
      </text:list-level-style-number>
      <text:list-level-style-number text:level="2" text:style-name="WW8Num2z1" style:num-format="">
        <style:list-level-properties text:list-level-position-and-space-mode="label-alignment">
          <style:list-level-label-alignment text:label-followed-by="listtab"/>
        </style:list-level-properties>
      </text:list-level-style-number>
      <text:list-level-style-number text:level="3" text:style-name="WW8Num2z2" style:num-format="">
        <style:list-level-properties text:list-level-position-and-space-mode="label-alignment">
          <style:list-level-label-alignment text:label-followed-by="listtab"/>
        </style:list-level-properties>
      </text:list-level-style-number>
      <text:list-level-style-number text:level="4" text:style-name="WW8Num2z3" style:num-format="">
        <style:list-level-properties text:list-level-position-and-space-mode="label-alignment">
          <style:list-level-label-alignment text:label-followed-by="listtab"/>
        </style:list-level-properties>
      </text:list-level-style-number>
      <text:list-level-style-number text:level="5" text:style-name="WW8Num2z4" style:num-format="">
        <style:list-level-properties text:list-level-position-and-space-mode="label-alignment">
          <style:list-level-label-alignment text:label-followed-by="listtab"/>
        </style:list-level-properties>
      </text:list-level-style-number>
      <text:list-level-style-number text:level="6" text:style-name="WW8Num2z5" style:num-format="">
        <style:list-level-properties text:list-level-position-and-space-mode="label-alignment">
          <style:list-level-label-alignment text:label-followed-by="listtab"/>
        </style:list-level-properties>
      </text:list-level-style-number>
      <text:list-level-style-number text:level="7" text:style-name="WW8Num2z6" style:num-format="">
        <style:list-level-properties text:list-level-position-and-space-mode="label-alignment">
          <style:list-level-label-alignment text:label-followed-by="listtab"/>
        </style:list-level-properties>
      </text:list-level-style-number>
      <text:list-level-style-number text:level="8" text:style-name="WW8Num2z7" style:num-format="">
        <style:list-level-properties text:list-level-position-and-space-mode="label-alignment">
          <style:list-level-label-alignment text:label-followed-by="listtab"/>
        </style:list-level-properties>
      </text:list-level-style-number>
      <text:list-level-style-number text:level="9" text:style-name="WW8Num2z8"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urjeet Singh</dc:title>
    <meta:initial-creator>COMP 6</meta:initial-creator>
    <meta:creation-date>2009-05-21T18:17:00</meta:creation-date>
    <dc:date>2014-09-07T10:33:56.763044000</dc:date>
    <meta:print-date>2009-08-30T23:08:00</meta:print-date>
    <meta:editing-cycles>117</meta:editing-cycles>
    <meta:editing-duration>PT20H58M</meta:editing-duration>
    <meta:generator>LibreOffice/4.3.1.2$MacOSX_X86_64 LibreOffice_project/958349dc3b25111dbca392fbc281a05559ef6848</meta:generator>
    <meta:document-statistic meta:table-count="0" meta:image-count="0" meta:object-count="0" meta:page-count="10" meta:paragraph-count="204" meta:word-count="2196" meta:character-count="15222" meta:non-whitespace-character-count="13062"/>
  </office:meta>
</office:document-meta>
</file>